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預設段落字型" style:family="text">
      <style:text-properties style:font-name-asian="新細明體" style:language-asian="zh" style:country-asian="TW"/>
    </style:style>
    <style:style style:name="T3" style:parent-style-name="預設段落字型" style:family="text">
      <style:text-properties style:font-name-asian="新細明體" style:language-asian="zh" style:country-asian="TW"/>
    </style:style>
  </office:automatic-styles>
  <office:body>
    <office:text text:use-soft-page-breaks="true">
      <text:p text:style-name="P1"><text:span text:style-name="T2">C546ftujh+cm512h+6c5f1m</text:span><text:span text:style-name="T3">B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u</dc:creator>
    <meta:creation-date>2017-10-20T23:40:00Z</meta:creation-date>
    <dc:date>2020-10-28T12:02:00Z</dc:date>
    <meta:template xlink:href="Normal.dotm" xlink:type="simple"/>
    <meta:editing-cycles>4</meta:editing-cycles>
    <meta:editing-duration>PT0S</meta:editing-duration>
    <meta:document-statistic meta:page-count="1" meta:paragraph-count="1" meta:word-count="3" meta:character-count="24" meta:row-count="1" meta:non-whitespace-character-count="22"/>
  </office:meta>
</office:document-meta>
</file>